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, Courier"/>
    <style:font-face style:name="sans-serif" svg:font-family="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775cm"/>
    </style:style>
    <style:style style:name="Table1.B" style:family="table-column">
      <style:table-column-properties style:column-width="11.225cm"/>
    </style:style>
    <style:style style:name="Table1.A1" style:family="table-cell">
      <style:table-cell-properties style:vertical-align="middle" style:border-line-width-left="0.002cm 0.035cm 0.002cm" style:border-line-width-top="0.002cm 0.035cm 0.002cm" style:border-line-width-bottom="0.002cm 0.035cm 0.002cm" fo:padding="0.049cm" fo:border-left="0.05pt double #808080" fo:border-right="none" fo:border-top="0.05pt double #808080" fo:border-bottom="0.05pt double #808080"/>
    </style:style>
    <style:style style:name="Table1.B1" style:family="table-cell">
      <style:table-cell-properties style:vertical-align="middle" style:border-line-width="0.002cm 0.035cm 0.002cm" fo:padding="0.049cm" fo:border="0.05pt double #808080"/>
    </style:style>
    <style:style style:name="Table1.A2" style:family="table-cell">
      <style:table-cell-properties style:vertical-align="middle" style:border-line-width-left="0.002cm 0.035cm 0.002cm" style:border-line-width-bottom="0.002cm 0.035cm 0.002cm" fo:padding="0.049cm" fo:border-left="0.05pt double #808080" fo:border-right="none" fo:border-top="none" fo:border-bottom="0.05pt double #808080"/>
    </style:style>
    <style:style style:name="Table1.B2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0.05pt double #808080" fo:border-right="0.05pt double #808080" fo:border-top="none" fo:border-bottom="0.05pt double #80808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6.177cm"/>
    </style:style>
    <style:style style:name="Table2.B" style:family="table-column">
      <style:table-column-properties style:column-width="10.832cm"/>
    </style:style>
    <style:style style:name="Table2.A1" style:family="table-cell">
      <style:table-cell-properties style:vertical-align="middle" style:border-line-width-left="0.002cm 0.035cm 0.002cm" style:border-line-width-top="0.002cm 0.035cm 0.002cm" style:border-line-width-bottom="0.002cm 0.035cm 0.002cm" fo:padding="0.049cm" fo:border-left="0.05pt double #808080" fo:border-right="none" fo:border-top="0.05pt double #808080" fo:border-bottom="0.05pt double #808080"/>
    </style:style>
    <style:style style:name="Table2.B1" style:family="table-cell">
      <style:table-cell-properties style:vertical-align="middle" style:border-line-width="0.002cm 0.035cm 0.002cm" fo:padding="0.049cm" fo:border="0.05pt double #808080"/>
    </style:style>
    <style:style style:name="Table2.A2" style:family="table-cell">
      <style:table-cell-properties style:vertical-align="middle" style:border-line-width-left="0.002cm 0.035cm 0.002cm" style:border-line-width-bottom="0.002cm 0.035cm 0.002cm" fo:padding="0.049cm" fo:border-left="0.05pt double #808080" fo:border-right="none" fo:border-top="none" fo:border-bottom="0.05pt double #808080"/>
    </style:style>
    <style:style style:name="Table2.B2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0.05pt double #808080" fo:border-right="0.05pt double #808080" fo:border-top="none" fo:border-bottom="0.05pt double #808080"/>
    </style:style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Table_20_Contents">
      <style:paragraph-properties fo:margin-top="0cm" fo:margin-bottom="0.499cm"/>
    </style:style>
    <style:style style:name="P3" style:family="paragraph" style:parent-style-name="Table_20_Contents">
      <style:paragraph-properties fo:margin-top="0cm" fo:margin-bottom="0.499cm"/>
      <style:text-properties fo:color="#000000" style:font-name="monospace" fo:font-size="11pt" style:font-size-asian="11pt" style:font-size-complex="11pt"/>
    </style:style>
    <style:style style:name="P4" style:family="paragraph" style:parent-style-name="Table_20_Contents">
      <style:paragraph-properties fo:margin-top="0cm" fo:margin-bottom="0.499cm"/>
      <style:text-properties fo:color="#000000" style:font-name="Liberation Serif" fo:font-size="12pt" style:font-size-asian="12pt" style:font-size-complex="12pt"/>
    </style:style>
    <style:style style:name="P5" style:family="paragraph" style:parent-style-name="Table_20_Contents">
      <style:paragraph-properties fo:margin-top="0cm" fo:margin-bottom="0.499cm"/>
      <style:text-properties fo:font-weight="bold" style:font-weight-asian="bold" style:font-weight-complex="bold"/>
    </style:style>
    <style:style style:name="P6" style:family="paragraph" style:parent-style-name="Preformatted_20_Text">
      <style:paragraph-properties fo:margin-top="0cm" fo:margin-bottom="0.499cm" fo:background-color="#f9f9f9" fo:padding="0.049cm" fo:border="0.06pt solid #dddddd">
        <style:background-image/>
      </style:paragraph-properties>
      <style:text-properties fo:color="#000000" style:font-name="monospace"/>
    </style:style>
    <style:style style:name="P7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252525" style:font-name="sans-serif" fo:font-size="10.5pt" fo:letter-spacing="normal" fo:font-style="normal" fo:font-weight="normal"/>
    </style:style>
    <style:style style:name="P8" style:family="paragraph" style:parent-style-name="Table_20_Contents">
      <style:paragraph-properties fo:margin-left="0cm" fo:margin-right="0cm" fo:margin-top="0cm" fo:margin-bottom="0.499cm" fo:text-indent="0cm" style:auto-text-indent="false"/>
    </style:style>
    <style:style style:name="P9" style:family="paragraph" style:parent-style-name="Table_20_Contents">
      <style:paragraph-properties fo:margin-left="0cm" fo:margin-right="0cm" fo:margin-top="0cm" fo:margin-bottom="0.499cm" fo:text-indent="0cm" style:auto-text-indent="false" fo:padding="0cm" fo:border="none"/>
    </style:style>
    <style:style style:name="P10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Table_20_Contents">
      <style:text-properties fo:font-size="12pt" style:font-size-asian="12pt" style:font-size-complex="12pt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Preformatted_20_Text">
      <style:paragraph-properties fo:background-color="#f9f9f9" fo:padding="0.049cm" fo:border="0.06pt solid #dddddd">
        <style:background-image/>
      </style:paragraph-properties>
    </style:style>
    <style:style style:name="P15" style:family="paragraph" style:parent-style-name="Preformatted_20_Text">
      <style:paragraph-properties fo:background-color="#f9f9f9" fo:padding="0.049cm" fo:border="0.06pt solid #dddddd">
        <style:background-image/>
      </style:paragraph-properties>
      <style:text-properties fo:color="#000000"/>
    </style:style>
    <style:style style:name="P16" style:family="paragraph" style:parent-style-name="Preformatted_20_Text">
      <style:paragraph-properties fo:background-color="#f9f9f9" fo:padding="0.049cm" fo:border="0.06pt solid #dddddd">
        <style:background-image/>
      </style:paragraph-properties>
      <style:text-properties fo:color="#000000" style:font-name="monospace"/>
    </style:style>
    <style:style style:name="P17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Table_20_Contents" style:list-style-name="L1">
      <style:paragraph-properties fo:margin-left="0cm" fo:margin-right="0cm" fo:margin-top="0cm" fo:margin-bottom="0cm" fo:text-indent="0cm" style:auto-text-indent="false" fo:padding="0cm" fo:border="none"/>
    </style:style>
    <style:style style:name="P20" style:family="paragraph" style:parent-style-name="Table_20_Contents" style:list-style-name="L2">
      <style:paragraph-properties fo:margin-left="0cm" fo:margin-right="0cm" fo:margin-top="0cm" fo:margin-bottom="0cm" fo:text-indent="0cm" style:auto-text-indent="false" fo:padding="0cm" fo:border="none"/>
    </style:style>
    <style:style style:name="P21" style:family="paragraph" style:parent-style-name="Table_20_Contents" style:list-style-name="L3">
      <style:paragraph-properties fo:margin-left="0cm" fo:margin-right="0cm" fo:margin-top="0cm" fo:margin-bottom="0cm" fo:text-indent="0cm" style:auto-text-indent="false" fo:padding="0cm" fo:border="none"/>
    </style:style>
    <style:style style:name="P22" style:family="paragraph" style:parent-style-name="Table_20_Contents" style:list-style-name="L4">
      <style:paragraph-properties fo:margin-left="0cm" fo:margin-right="0cm" fo:margin-top="0cm" fo:margin-bottom="0cm" fo:text-indent="0cm" style:auto-text-indent="false" fo:padding="0cm" fo:border="none"/>
    </style:style>
    <style:style style:name="P23" style:family="paragraph" style:parent-style-name="Preformatted_20_Text">
      <style:paragraph-properties fo:margin-top="0cm" fo:margin-bottom="0.499cm" fo:background-color="#f9f9f9" fo:padding="0.049cm" fo:border="0.06pt solid #dddddd">
        <style:background-image/>
      </style:paragraph-properties>
      <style:text-properties fo:color="#000000" style:font-name="monospace"/>
    </style:style>
    <style:style style:name="P24" style:family="paragraph" style:parent-style-name="Preformatted_20_Text">
      <style:paragraph-properties fo:background-color="#f9f9f9" fo:padding="0.049cm" fo:border="0.06pt solid #dddddd">
        <style:background-image/>
      </style:paragraph-properties>
      <style:text-properties fo:color="#000000" style:font-name="monospace"/>
    </style:style>
    <style:style style:name="T1" style:family="text">
      <style:text-properties style:font-name="monospac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bold" style:font-weight-asian="bold" style:font-weight-complex="bold"/>
    </style:style>
    <style:style style:name="T11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font-name="Liberation Serif" fo:font-weight="normal" style:font-weight-asian="normal" style:font-weight-complex="normal"/>
    </style:style>
    <style:style style:name="T14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font-name="Liberation Serif" fo:font-style="normal" style:font-style-asian="normal" style:font-style-complex="normal"/>
    </style:style>
    <style:style style:name="T16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Visual Cue</text:p>
          </table:table-cell>
          <table:table-cell table:style-name="Table1.B1" office:value-type="string">
            <text:p text:style-name="Table_20_Heading">Narration</text:p>
          </table:table-cell>
        </table:table-row>
        <table:table-row>
          <table:table-cell table:style-name="Table1.A2" office:value-type="string">
            <text:p text:style-name="P2">Show Slide 1</text:p>
            <text:p text:style-name="P8">Title Slide</text:p>
          </table:table-cell>
          <table:table-cell table:style-name="Table1.B2" office:value-type="string">
            <text:p text:style-name="Table_20_Contents">Hello Friends and Welcome to the tutorial on 'Using Sage'.</text:p>
          </table:table-cell>
        </table:table-row>
        <table:table-row>
          <table:table-cell table:style-name="Table1.A2" office:value-type="string">
            <text:p text:style-name="P2">Show Slide 2</text:p>
            <text:p text:style-name="P8">Objectives</text:p>
          </table:table-cell>
          <table:table-cell table:style-name="Table1.B2" office:value-type="string">
            <text:list xml:id="list1291019838" text:style-name="L1">
              <text:list-item>
                <text:p text:style-name="P19">At the end of this tutorial, you will be able to, </text:p>
              </text:list-item>
              <text:list-item>
                <text:p text:style-name="P19"/>
              </text:list-item>
              <text:list-item>
                <text:p text:style-name="P19">1. Learn the range of things for which Sage can be used. </text:p>
              </text:list-item>
              <text:list-item>
                <text:p text:style-name="P19">2. Perform integrations &amp; other Calculus in Sage. </text:p>
              </text:list-item>
              <text:list-item>
                <text:p text:style-name="P19">3. Perform matrix algebra in sage. </text:p>
              </text:list-item>
            </text:list>
            <text:p text:style-name="P10"/>
            <text:p text:style-name="P9">Let us begin with Calculus. We shall be looking at limits, differentiation, integration, and Taylor polynomial.</text:p>
          </table:table-cell>
        </table:table-row>
        <table:table-row>
          <table:table-cell table:style-name="Table1.A2" office:value-type="string">
            <text:p text:style-name="P2">Open sage notebook</text:p>
            <text:p text:style-name="P2">lim(x*sin(1/x), x=0)</text:p>
          </table:table-cell>
          <table:table-cell table:style-name="Table1.B2" office:value-type="string">
            <text:p text:style-name="P8">We have our <text:span text:style-name="T7">Sage</text:span> <text:span text:style-name="T7">notebook</text:span> running. In case, you don't have it running, start it using the command, <text:span text:style-name="T7">sage</text:span> <text:span text:style-name="T2">space hyphen hyphen</text:span> <text:span text:style-name="T7">notebook. </text:span></text:p>
            <text:p text:style-name="P8">To begin with, let us find the limit of the function <text:span text:style-name="T7">x*sin(1/x)</text:span>, at <text:span text:style-name="T7">x=0</text:span>. To do this we can use the <text:span text:style-name="T7">lim</text:span> <text:span text:style-name="T7">funtcion</text:span> as, <text:span text:style-name="T7">lim</text:span> <text:span text:style-name="T2">within brackets</text:span> <text:span text:style-name="T7">x</text:span> <text:span text:style-name="T2">star </text:span><text:span text:style-name="T5">sin</text:span><text:span text:style-name="T4"> </text:span><text:span text:style-name="T2">within brackets</text:span><text:span text:style-name="T4"> </text:span><text:span text:style-name="T5">one</text:span><text:span text:style-name="T4"> </text:span><text:span text:style-name="T2">divided by</text:span><text:span text:style-name="T4"> </text:span><text:span text:style-name="T5">x </text:span><text:span text:style-name="T3">coma </text:span><text:span text:style-name="T5">x </text:span><text:span text:style-name="T3">is equal to </text:span><text:span text:style-name="T5">zero</text:span><text:span text:style-name="T4"> </text:span></text:p>
          </table:table-cell>
        </table:table-row>
        <table:table-row>
          <table:table-cell table:style-name="Table1.A2" office:value-type="string">
            <text:p text:style-name="Table_20_Contents">lim(1/x, x=0, dir='right')</text:p>
          </table:table-cell>
          <table:table-cell table:style-name="Table1.B2" office:value-type="string">
            <text:p text:style-name="P2">We get the limit to be 0, as expected.</text:p>
            <text:p text:style-name="P8">It is also possible to limit a point from one direction. For example, let us find the limit of <text:span text:style-name="T7">1/x</text:span> at <text:span text:style-name="T7">x=0</text:span>, when approaching from the positive side. So we say <text:span text:style-name="T7">lim </text:span><text:span text:style-name="T3">within brackets </text:span><text:span text:style-name="T5">one by x, x=0, dir </text:span><text:span text:style-name="T3">is equal to in single quotes </text:span><text:span text:style-name="T5">right.</text:span></text:p>
          </table:table-cell>
        </table:table-row>
        <table:table-row>
          <table:table-cell table:style-name="Table1.A2" office:value-type="string">
            <text:p text:style-name="Table_20_Contents">lim(1/x, x=0, dir='left')</text:p>
          </table:table-cell>
          <table:table-cell table:style-name="Table1.B2" office:value-type="string">
            <text:p text:style-name="Table_20_Contents">The same way we can even find the limit from the negative side, we say, <text:span text:style-name="T7">lim </text:span><text:span text:style-name="T3">within brackets </text:span><text:span text:style-name="T5">one by x, x=0, dir </text:span><text:span text:style-name="T3">is equal to in single quotes </text:span><text:span text:style-name="T5">left.</text:span></text:p>
          </table:table-cell>
        </table:table-row>
        <table:table-row>
          <table:table-cell table:style-name="Table1.A2" office:value-type="string">
            <text:p text:style-name="Table_20_Contents">Show Slide 3</text:p>
            <text:p text:style-name="Table_20_Contents"/>
            <text:p text:style-name="Table_20_Contents">Differential Expression</text:p>
          </table:table-cell>
          <table:table-cell table:style-name="Table1.B2" office:value-type="string">
            <text:p text:style-name="Table_20_Contents">Let us now see how to perform <text:span text:style-name="T7">differentiation</text:span>, using <text:span text:style-name="T7">Sage</text:span>. We shall find the <text:span text:style-name="T7">differential</text:span> of the <text:span text:style-name="T8">expression</text:span> <text:span text:style-name="T7">sin</text:span> <text:span text:style-name="T7">square</text:span> <text:span text:style-name="T7">by x</text:span> with reference to <text:span text:style-name="T7">x </text:span></text:p>
          </table:table-cell>
        </table:table-row>
        <table:table-row>
          <table:table-cell table:style-name="Table1.A2" office:value-type="string">
            <text:p text:style-name="P3">var('x')</text:p>
            <text:p text:style-name="P3">f = exp(sin(x^2))/x</text:p>
            <text:p text:style-name="P3">diff(f, x)</text:p>
          </table:table-cell>
          <table:table-cell table:style-name="Table1.B2" office:value-type="string">
            <text:p text:style-name="Table_20_Contents">So switch to the sage notebook.</text:p>
            <text:p text:style-name="Table_20_Contents">We shall first define the expression, and then use the <text:span text:style-name="T7">diff </text:span>function to obtain the differential of the expression.</text:p>
            <text:p text:style-name="Table_20_Contents">So, type <text:span text:style-name="T7">var </text:span><text:span text:style-name="T3">within round brackets in single quotes </text:span><text:span text:style-name="T5">x. </text:span><text:span text:style-name="T6">Now, </text:span><text:span text:style-name="T5">f </text:span><text:span text:style-name="T3">is equal to </text:span><text:span text:style-name="T5">exp </text:span><text:span text:style-name="T3">within brackets </text:span><text:span text:style-name="T5">sin </text:span><text:span text:style-name="T3">within brackets </text:span><text:span text:style-name="T5">x </text:span><text:span text:style-name="T3">to the power </text:span><text:span text:style-name="T5">two by x.</text:span></text:p>
            <text:p text:style-name="P11"><text:span text:style-name="T4">We have the expression now and will obtain the differential using the </text:span><text:span text:style-name="T5">diff function.</text:span></text:p>
            <text:p text:style-name="P11"><text:span text:style-name="T4">Type </text:span><text:span text:style-name="T5">diff </text:span><text:span text:style-name="T2">within brackets </text:span><text:span text:style-name="T5">f </text:span><text:span text:style-name="T2">coma </text:span><text:span text:style-name="T5">x.</text:span></text:p>
            <text:p text:style-name="P17">We get the differential.</text:p>
          </table:table-cell>
        </table:table-row>
        <table:table-row>
          <table:table-cell table:style-name="Table1.A2" office:value-type="string">
            <text:p text:style-name="P4">Show slide 4</text:p>
            <text:p text:style-name="P4"><text:soft-page-break/>Partial Differential Expression</text:p>
          </table:table-cell>
          <table:table-cell table:style-name="Table1.B2" office:value-type="string">
            <text:p text:style-name="Table_20_Contents">We can also obtain the partial differentiation of an expression with one of the vriables.</text:p>
            <text:p text:style-name="Table_20_Contents"><text:soft-page-break/>Let us <text:span text:style-name="T7">differentiate</text:span> the <text:span text:style-name="T7">expression </text:span>shown on the slide with </text:p>
            <text:p text:style-name="Table_20_Contents">reference to <text:span text:style-name="T7">x</text:span> and <text:span text:style-name="T7">y</text:span>. Switch to sage notebook</text:p>
          </table:table-cell>
        </table:table-row>
        <table:table-row>
          <table:table-cell table:style-name="Table1.A2" office:value-type="string">
            <text:p text:style-name="P2">var('x y')</text:p>
            <text:p text:style-name="P16">f = exp(sin(y - x^2))/x</text:p>
            <text:p text:style-name="P14"/>
            <text:p text:style-name="P16">diff(f, x)</text:p>
            <text:p text:style-name="P14"/>
            <text:p text:style-name="P6">diff(f, y)</text:p>
          </table:table-cell>
          <table:table-cell table:style-name="Table1.B2" office:value-type="string">
            <text:p text:style-name="Table_20_Contents"><text:span text:style-name="Teletype"><text:span text:style-name="T13">We first define the expression.</text:span></text:span></text:p>
            <text:p text:style-name="Table_20_Contents"><text:span text:style-name="Teletype"><text:span text:style-name="T13">So type, </text:span></text:span><text:span text:style-name="Teletype"><text:span text:style-name="T10">var </text:span></text:span><text:span text:style-name="Teletype"><text:span text:style-name="T11">within round brackets in single quotes </text:span></text:span><text:span text:style-name="Teletype"><text:span text:style-name="T14">x y</text:span></text:span></text:p>
            <text:p text:style-name="Table_20_Contents"><text:span text:style-name="Teletype"><text:span text:style-name="T16">Then, </text:span></text:span><text:span text:style-name="Teletype"><text:span text:style-name="T14">f </text:span></text:span><text:span text:style-name="Teletype"><text:span text:style-name="T11">is equal to </text:span></text:span><text:span text:style-name="Teletype"><text:span text:style-name="T14">exp </text:span></text:span><text:span text:style-name="Teletype"><text:span text:style-name="T11">in brackets </text:span></text:span><text:span text:style-name="Teletype"><text:span text:style-name="T14">sin </text:span></text:span><text:span text:style-name="Teletype"><text:span text:style-name="T11">in brackets </text:span></text:span><text:span text:style-name="Teletype"><text:span text:style-name="T14">y </text:span></text:span><text:span text:style-name="Teletype"><text:span text:style-name="T11">minus </text:span></text:span><text:span text:style-name="Teletype"><text:span text:style-name="T14">x </text:span></text:span><text:span text:style-name="Teletype"><text:span text:style-name="T11">to the power</text:span></text:span><text:span text:style-name="Teletype"><text:span text:style-name="T14"> two by x.</text:span></text:span></text:p>
            <text:p text:style-name="Table_20_Contents"><text:span text:style-name="Teletype"><text:span text:style-name="T16">So the expression is ready now to get the partial differential of the expression we say </text:span></text:span><text:span text:style-name="Teletype"><text:span text:style-name="T14">diff </text:span></text:span><text:span text:style-name="Teletype"><text:span text:style-name="T11">in brackets </text:span></text:span><text:span text:style-name="Teletype"><text:span text:style-name="T14">f, x.</text:span></text:span></text:p>
            <text:p text:style-name="Table_20_Contents"><text:span text:style-name="Teletype"><text:span text:style-name="T16">Similarly for </text:span></text:span><text:span text:style-name="Teletype"><text:span text:style-name="T14">y </text:span></text:span><text:span text:style-name="Teletype"><text:span text:style-name="T16">we say </text:span></text:span><text:span text:style-name="Teletype"><text:span text:style-name="T14">diff </text:span></text:span><text:span text:style-name="Teletype"><text:span text:style-name="T11">in brackets </text:span></text:span><text:span text:style-name="Teletype"><text:span text:style-name="T14">f, y</text:span></text:span><text:span text:style-name="Teletype"><text:span text:style-name="T12">.</text:span></text:span></text:p>
            <text:p text:style-name="Table_20_Contents"><text:span text:style-name="Teletype"><text:span text:style-name="T16">Thus we get our partial differential solution.</text:span></text:span></text:p>
          </table:table-cell>
        </table:table-row>
        <table:table-row>
          <table:table-cell table:style-name="Table1.A2" office:value-type="string">
            <text:p text:style-name="P2">Show Slide 5</text:p>
            <text:p text:style-name="P2">Integration</text:p>
          </table:table-cell>
          <table:table-cell table:style-name="Table1.B2" office:value-type="string">
            <text:p text:style-name="Table_20_Contents">Now, let us look at integration. We shall use the expression obtained from the differentiation that we calculated before, diff(f, y) which gave us the expression shown on the slide.</text:p>
            <text:p text:style-name="Table_20_Contents">The integrate command is used to obtain the integral of an expression or function.</text:p>
          </table:table-cell>
        </table:table-row>
        <table:table-row>
          <table:table-cell table:style-name="Table1.A2" office:value-type="string">
            <text:p text:style-name="Table_20_Contents">integrate(cos(-x^2 + y)*e^(sin(-x^2 + y))/x, y)</text:p>
          </table:table-cell>
          <table:table-cell table:style-name="Table1.B2" office:value-type="string">
            <text:p text:style-name="Table_20_Contents">So, switch to sage notebook and type, <text:span text:style-name="T7">integrate </text:span><text:span text:style-name="T8">and the expression we got from the previous calculation. As we can see, we get back the correct expression.</text:span></text:p>
            <text:p text:style-name="Table_20_Contents"><text:span text:style-name="T8">The minus sign being inside or outside the </text:span><text:span text:style-name="T7">sin function</text:span><text:span text:style-name="T8"> doesn't change much.</text:span></text:p>
          </table:table-cell>
        </table:table-row>
        <table:table-row>
          <table:table-cell table:style-name="Table1.A2" office:value-type="string">
            <text:p text:style-name="Table_20_Contents">integral(e^(sin(-x^2 + y))*cos(-x^2 + y)/x, y, 0, pi/2)</text:p>
          </table:table-cell>
          <table:table-cell table:style-name="Table1.B2" office:value-type="string">
            <text:p text:style-name="P2">As we can see,we get back the correct expression. The minus sign being inside or outside the <text:span text:style-name="Teletype"><text:span text:style-name="T1">sin</text:span></text:span> function doesn't change much.</text:p>
            <text:p text:style-name="P8">Now, let us find the value of the integral between the limits 0 and pi/2.</text:p>
          </table:table-cell>
        </table:table-row>
        <table:table-row>
          <table:table-cell table:style-name="Table1.A2" office:value-type="string">
            <text:p text:style-name="P2">var('x n')</text:p>
            <text:p text:style-name="P6">taylor((x+1)^n, x, 0, 4)</text:p>
          </table:table-cell>
          <table:table-cell table:style-name="Table1.B2" office:value-type="string">
            <text:p text:style-name="Table_20_Contents">Hence we get our solution for the definite integration. Let us now see how to obtain the Taylor expansion of an expression using sage using <text:span text:style-name="T7">taylor function</text:span>.</text:p>
            <text:p text:style-name="Table_20_Contents">Let us obtain the Taylor expansion of(x+1)^nup to degree 4 about 0.</text:p>
            <text:p text:style-name="Table_20_Contents">For this, type, <text:span text:style-name="T7">var </text:span><text:span text:style-name="T3">in brackets </text:span><text:span text:style-name="T5">x n</text:span></text:p>
            <text:p text:style-name="Table_20_Contents"><text:span text:style-name="T6">Now, </text:span><text:span text:style-name="T5">taylor </text:span><text:span text:style-name="T3">in brackets again in brackets </text:span><text:span text:style-name="T5">x + one </text:span><text:span text:style-name="T3">the whole to the power </text:span><text:span text:style-name="T5">n </text:span><text:span text:style-name="T3">coma </text:span><text:span text:style-name="T5">x, zero, four.</text:span></text:p>
            <text:p text:style-name="Table_20_Contents"><text:span text:style-name="T16">We easily got the Taylor expansion,using the function </text:span><text:span text:style-name="Teletype"><text:span text:style-name="T16">taylor().</text:span></text:span></text:p>
          </table:table-cell>
        </table:table-row>
        <table:table-row>
          <table:table-cell table:style-name="Table1.A2" office:value-type="string">
            <text:p text:style-name="P12">Show Slide 6</text:p>
            <text:p text:style-name="P12"/>
            <text:p text:style-name="P12">More on Calculus</text:p>
          </table:table-cell>
          <table:table-cell table:style-name="Table1.B2" office:value-type="string">
            <text:p text:style-name="Table_20_Contents">That we will be all about the features of <text:span text:style-name="T7">Sage </text:span><text:span text:style-name="T8">for calculus we will be </text:span>looking at. For more, look at the Calculus quick-ref from the Sage Wiki.</text:p>
          </table:table-cell>
        </table:table-row>
        <table:table-row>
          <table:table-cell table:style-name="Table1.A2" office:value-type="string">
            <text:p text:style-name="P2">Show Slide 7</text:p>
            <text:p text:style-name="P8">Equation</text:p>
          </table:table-cell>
          <table:table-cell table:style-name="Table1.B2" office:value-type="string">
            <text:p text:style-name="Table_20_Contents">Next let us move on to Matrix Algebra. Let us begin with solving the equation. <text:span text:style-name="Teletype"><text:span text:style-name="T9">Ax = v</text:span></text:span>, where A is the matrix <text:span text:style-name="Teletype"><text:span text:style-name="T9">matrix([[1,2],[3,4]]) </text:span></text:span>and v is the vector <text:span text:style-name="Teletype"><text:span text:style-name="T9">vector([1,2])</text:span></text:span>.</text:p>
          </table:table-cell>
        </table:table-row>
        <table:table-row>
          <table:table-cell table:style-name="Table1.A2" office:value-type="string">
            <text:p text:style-name="P2">Switch back to sage notebook page</text:p>
            <text:p text:style-name="P16">A = matrix([[1,2],</text:p>
            <text:p text:style-name="P15"><text:s text:c="12"/><text:span text:style-name="T1">[3,4]])</text:span></text:p>
            <text:p text:style-name="P14"/>
            <text:p text:style-name="P16">v = vector([1,2])</text:p>
            <text:p text:style-name="P16"><text:soft-page-break/>x = A.solve_right(v)</text:p>
            <text:p text:style-name="P6">x</text:p>
          </table:table-cell>
          <table:table-cell table:style-name="Table1.B2" office:value-type="string">
            <text:p text:style-name="Table_20_Contents">To solve the equation, <text:span text:style-name="Teletype"><text:span text:style-name="T9">Ax = v </text:span></text:span>we simply say, </text:p>
            <text:p text:style-name="Table_20_Contents"/>
            <text:p text:style-name="P13">A <text:span text:style-name="T3">is equal to </text:span><text:span text:style-name="T4">matrix </text:span><text:span text:style-name="T3">within round brackets in square brackets </text:span><text:span text:style-name="T4">one, two, </text:span><text:span text:style-name="T3">again in square brackets </text:span><text:span text:style-name="T4">three, four</text:span></text:p>
            <text:p text:style-name="P13"><text:span text:style-name="T4">v </text:span><text:span text:style-name="T3">is equal to </text:span><text:span text:style-name="T4">vector </text:span><text:span text:style-name="T3">within round brackets in square brackets </text:span><text:span text:style-name="T4">one, two</text:span></text:p>
            <text:p text:style-name="P13"><text:span text:style-name="T4">x </text:span><text:span text:style-name="T3">is equal to </text:span><text:span text:style-name="T4">A </text:span><text:span text:style-name="T3">dot </text:span><text:span text:style-name="T4">solve_right </text:span><text:span text:style-name="T3">in brackets </text:span><text:span text:style-name="T4">v</text:span></text:p>
          </table:table-cell>
        </table:table-row>
        <table:table-row>
          <table:table-cell table:style-name="Table1.A2" office:value-type="string">
            <text:p text:style-name="P2">x = A.solve_left(v)</text:p>
            <text:p text:style-name="P6">x</text:p>
          </table:table-cell>
          <table:table-cell table:style-name="Table1.B2" office:value-type="string">
            <text:p text:style-name="Table_20_Contents">To solve the equation, <text:span text:style-name="Teletype"><text:span text:style-name="T9">xA = v </text:span></text:span>we simply say,</text:p>
            <text:p text:style-name="Table_20_Contents"/>
            <text:p text:style-name="P13">x <text:span text:style-name="T3">is equal to </text:span><text:span text:style-name="T4">A </text:span><text:span text:style-name="T3">dot </text:span><text:span text:style-name="T4">solve_left </text:span><text:span text:style-name="T3">in brackets </text:span><text:span text:style-name="T4">v</text:span></text:p>
            <text:p text:style-name="P18"/>
            <text:p text:style-name="P5"><text:span text:style-name="T4">The left and right here, denote the position of </text:span><text:span text:style-name="Teletype"><text:span text:style-name="T15">A</text:span></text:span><text:span text:style-name="T4">, relative to x.</text:span></text:p>
          </table:table-cell>
        </table:table-row>
        <table:table-row>
          <table:table-cell table:style-name="Table1.A2" office:value-type="string">
            <text:p text:style-name="P2">Show Slide 8</text:p>
            <text:p text:style-name="P8">Summary slide</text:p>
          </table:table-cell>
          <table:table-cell table:style-name="Table1.B2" office:value-type="string">
            <text:list xml:id="list1104479591" text:style-name="L2">
              <text:list-item>
                <text:p text:style-name="P20">This brings us to the end of this tutorial. In this tutorial we have learned to </text:p>
              </text:list-item>
              <text:list-item>
                <text:p text:style-name="P20"/>
              </text:list-item>
              <text:list-item>
                <text:p text:style-name="P20">1. Use functions like <text:span text:style-name="T7">lim(), integrate(), integral(), solve()</text:span> </text:p>
              </text:list-item>
              <text:list-item>
                <text:p text:style-name="P20">#. Use <text:span text:style-name="T7">sage</text:span> for performing <text:span text:style-name="T7">matrix algebra, integrations</text:span> &amp; other calculus operations using the above mentioned functions. </text:p>
              </text:list-item>
            </text:list>
          </table:table-cell>
        </table:table-row>
        <table:table-row>
          <table:table-cell table:style-name="Table1.A2" office:value-type="string">
            <text:p text:style-name="P2">Show Slide 9</text:p>
            <text:p text:style-name="P8">Evaluation</text:p>
          </table:table-cell>
          <table:table-cell table:style-name="Table1.B2" office:value-type="string">
            <text:p text:style-name="P2">Here are some self assessment questions for you to solve</text:p>
            <text:p text:style-name="P2">1. How do you find the limit of the function <text:span text:style-name="T7">x/sin(x)</text:span> as <text:span text:style-name="T7">x</text:span> tends to <text:span text:style-name="T7">0</text:span> from the negative side.</text:p>
            <text:p text:style-name="Standard">2. Solve the system of linear equations </text:p>
            <text:p text:style-name="Standard"><text:s text:c="4"/>x-2y+3z = 7 </text:p>
            <text:p text:style-name="Standard"><text:s text:c="4"/>2x+3y-z = 5 </text:p>
            <text:p text:style-name="Standard"><text:s text:c="4"/>x+2y+4z = 9</text:p>
          </table:table-cell>
        </table:table-row>
        <table:table-row>
          <table:table-cell table:style-name="Table1.A2" office:value-type="string">
            <text:p text:style-name="P2">Show Slide 10</text:p>
            <text:p text:style-name="P8">Solutions</text:p>
          </table:table-cell>
          <table:table-cell table:style-name="Table1.B2" office:value-type="string">
            <text:p text:style-name="P2">And the answers,</text:p>
            <text:list xml:id="list277228357" text:style-name="L3">
              <text:list-item>
                <text:p text:style-name="P21">1. To find the limit of the function x/sin(x) as x tends to 0 from negative side, use the lim function as:</text:p>
              </text:list-item>
              <text:list-item>
                <text:p text:style-name="P21"/>
              </text:list-item>
            </text:list>
            <text:p text:style-name="P6">lim(x/sin(x), x=0, dir="left")</text:p>
            <text:list xml:id="list235632016" text:style-name="L4">
              <text:list-item>
                <text:p text:style-name="P22">We shall first write the equations in <text:span text:style-name="T7">matrix</text:span> form and then use the <text:span text:style-name="T7">solve()</text:span> function</text:p>
              </text:list-item>
              <text:list-item>
                <text:p text:style-name="P22"/>
              </text:list-item>
            </text:list>
            <text:p text:style-name="P16">A = Matrix([[1, -2, 3],</text:p>
            <text:p text:style-name="P15"><text:s text:c="12"/><text:span text:style-name="T1">[2, 3, -1],</text:span></text:p>
            <text:p text:style-name="P15"><text:s text:c="12"/><text:span text:style-name="T1">[1, 2, 4]])</text:span></text:p>
            <text:p text:style-name="P14"/>
            <text:p text:style-name="P16">b = vector([7, 5, 9])</text:p>
            <text:p text:style-name="P14"/>
            <text:p text:style-name="P6">x = A.solve_right(b)</text:p>
            <text:p text:style-name="P8">To view the output type x</text:p>
            <text:p text:style-name="P6">x</text:p>
          </table:table-cell>
        </table:table-row>
        <table:table-row>
          <table:table-cell table:style-name="Table1.A2" office:value-type="string">
            <text:p text:style-name="P2">Show Slide 11 </text:p>
            <text:p text:style-name="P2">FOSSEE </text:p>
          </table:table-cell>
          <table:table-cell table:style-name="Table1.B2" office:value-type="string">
            <text:p text:style-name="P2">FOSSEE is Free and Open-source Software for <text:s text:c="26"/>Science and Engineering Education. The goal of this project is to enable all to use open source software tools. For more details, please visit the given link. </text:p>
          </table:table-cell>
        </table:table-row>
      </table:table>
      <text:section text:style-name="Sect1" text:name="ContributionCredits">
        <table:table table:name="Table2" table:style-name="Table2">
          <table:table-column table:style-name="Table2.A"/>
          <table:table-column table:style-name="Table2.B"/>
          <text:soft-page-break/>
          <table:table-row>
            <table:table-cell table:style-name="Table2.A1" office:value-type="string">
              <text:p text:style-name="P2">Show Slide 12</text:p>
              <text:p text:style-name="P2">About the Spoken Tutorial Project</text:p>
            </table:table-cell>
            <table:table-cell table:style-name="Table2.B1" office:value-type="string">
              <text:p text:style-name="P1">Watch the video available at the following link. It summarizes the Spoken Tutorial project. If you do not have good bandwidth, you can download and watch it.</text:p>
            </table:table-cell>
          </table:table-row>
          <table:table-row>
            <table:table-cell table:style-name="Table2.A2" office:value-type="string">
              <text:p text:style-name="P2">Show Slide 13</text:p>
              <text:p text:style-name="P2">Spoken Tutorial Workshop</text:p>
            </table:table-cell>
            <table:table-cell table:style-name="Table2.B2" office:value-type="string">
              <text:p text:style-name="P1">The Spoken Tutorial Project Team conducts SELF workshops using spoken tutorials, gives certificates to those who pass an online test. For more details, you may write to contact@spoken-tutorial.org</text:p>
            </table:table-cell>
          </table:table-row>
          <table:table-row>
            <table:table-cell table:style-name="Table2.A2" office:value-type="string">
              <text:p text:style-name="P2">Show Slide 14</text:p>
              <text:p text:style-name="P2">Acknowledgements</text:p>
            </table:table-cell>
            <table:table-cell table:style-name="Table2.B2" office:value-type="string">
              <text:p text:style-name="P2">Spoken Tutorial Project is a part of the "Talk to a Teacher" project. It is supported by the National Mission on Education through ICT, MHRD, Government of India. More information on this mission is available at the given link. </text:p>
              <text:p text:style-name="P2"/>
            </table:table-cell>
          </table:table-row>
          <table:table-row>
            <table:table-cell table:style-name="Table2.A2" office:value-type="string">
              <text:p text:style-name="P2">Show Slide 15</text:p>
              <text:p text:style-name="P2">Thank You</text:p>
            </table:table-cell>
            <table:table-cell table:style-name="Table2.B2" office:value-type="string">
              <text:p text:style-name="P2">Hope you have enjoyed this tutorial and found it useful. Thank you!</text:p>
            </table:table-cell>
          </table:table-row>
        </table:table>
        <text:p text:style-name="P7"><text:tab/><text:line-break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, Courier"/>
    <style:font-face style:name="sans-serif" svg:font-family="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WenQuanYi Micro Hei1" style:font-name-complex="Lohit Hind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dik </meta:initial-creator>
    <meta:creation-date>2015-02-23T16:29:08</meta:creation-date>
    <dc:date>2015-03-10T11:53:11</dc:date>
    <dc:creator>hardik </dc:creator>
    <meta:editing-duration>PT1H28M38S</meta:editing-duration>
    <meta:editing-cycles>27</meta:editing-cycles>
    <meta:generator>LibreOffice/3.5$Linux_X86_64 LibreOffice_project/350m1$Build-2</meta:generator>
    <meta:document-statistic meta:table-count="2" meta:image-count="0" meta:object-count="0" meta:page-count="4" meta:paragraph-count="128" meta:word-count="1216" meta:character-count="6733" meta:non-whitespace-character-count="5558"/>
  </office:meta>
</office:document-meta>
</file>